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fsResolver.hidePasswor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Resolver.prepareForDispla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fsResolver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Resolver.Vfs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